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97d" officeooo:paragraph-rsid="0004a97d"/>
    </style:style>
    <style:style style:name="P2" style:family="paragraph" style:parent-style-name="Preformatted_20_Text">
      <style:text-properties officeooo:paragraph-rsid="0011118c"/>
    </style:style>
    <style:style style:name="P3" style:family="paragraph" style:parent-style-name="Preformatted_20_Text">
      <style:text-properties officeooo:paragraph-rsid="00130b56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text-properties officeooo:rsid="0004a97d" officeooo:paragraph-rsid="0007b9bf"/>
    </style:style>
    <style:style style:name="P6" style:family="paragraph" style:parent-style-name="Standard">
      <style:text-properties officeooo:rsid="0004a97d" officeooo:paragraph-rsid="000aa67a"/>
    </style:style>
    <style:style style:name="P7" style:family="paragraph" style:parent-style-name="Standard">
      <style:text-properties officeooo:paragraph-rsid="0011118c"/>
    </style:style>
    <style:style style:name="P8" style:family="paragraph" style:parent-style-name="Standard">
      <style:text-properties officeooo:paragraph-rsid="0014252c"/>
    </style:style>
    <style:style style:name="P9" style:family="paragraph" style:parent-style-name="Standard">
      <style:text-properties officeooo:paragraph-rsid="00145ed6"/>
    </style:style>
    <style:style style:name="P10" style:family="paragraph" style:parent-style-name="Standard">
      <style:paragraph-properties fo:break-before="page"/>
      <style:text-properties officeooo:rsid="0004a97d" officeooo:paragraph-rsid="000aa67a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04a97d" officeooo:paragraph-rsid="000aa67a"/>
    </style:style>
    <style:style style:name="P13" style:family="paragraph" style:parent-style-name="Text_20_body" style:list-style-name="L2">
      <style:text-properties officeooo:paragraph-rsid="0007b9bf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officeooo:paragraph-rsid="000aa67a"/>
    </style:style>
    <style:style style:name="P16" style:family="paragraph" style:parent-style-name="Text_20_body" style:list-style-name="L5"/>
    <style:style style:name="P17" style:family="paragraph" style:parent-style-name="Text_20_body" style:list-style-name="L6">
      <style:text-properties officeooo:paragraph-rsid="0011118c"/>
    </style:style>
    <style:style style:name="P18" style:family="paragraph" style:parent-style-name="Text_20_body" style:list-style-name="L7"/>
    <style:style style:name="P19" style:family="paragraph" style:parent-style-name="Text_20_body">
      <style:text-properties officeooo:paragraph-rsid="00145ed6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text-properties officeooo:paragraph-rsid="00145ed6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officeooo:rsid="0004a97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officeooo:rsid="000aa67a" style:font-weight-asian="bold" style:font-weight-complex="bold"/>
    </style:style>
    <style:style style:name="T4" style:family="text">
      <style:text-properties style:font-name="Liberation Serif" fo:font-weight="bold" officeooo:rsid="00145ed6" style:font-weight-asian="bold" style:font-weight-complex="bold"/>
    </style:style>
    <style:style style:name="T5" style:family="text">
      <style:text-properties style:font-name="Liberation Serif" officeooo:rsid="0011118c"/>
    </style:style>
    <style:style style:name="T6" style:family="text">
      <style:text-properties style:font-name="Liberation Serif" officeooo:rsid="00130b56"/>
    </style:style>
    <style:style style:name="T7" style:family="text">
      <style:text-properties style:font-name="Liberation Serif" fo:font-size="12pt" officeooo:rsid="00130b56" style:font-size-asian="12pt" style:font-size-complex="12pt"/>
    </style:style>
    <style:style style:name="T8" style:family="text">
      <style:text-properties style:font-name="Liberation Serif" fo:font-size="12pt" officeooo:rsid="0014252c" style:font-size-asian="12pt" style:font-size-complex="12pt"/>
    </style:style>
    <style:style style:name="T9" style:family="text">
      <style:text-properties style:font-name="Liberation Serif" fo:font-size="12pt" fo:font-style="italic" officeooo:rsid="0014252c" style:font-size-asian="12pt" style:font-style-asian="italic" style:font-size-complex="12pt" style:font-style-complex="italic"/>
    </style:style>
    <style:style style:name="T10" style:family="text">
      <style:text-properties style:font-name="Liberation Serif" fo:font-size="12pt" fo:font-style="normal" officeooo:rsid="0014252c" style:font-size-asian="12pt" style:font-style-asian="normal" style:font-size-complex="12pt" style:font-style-complex="normal"/>
    </style:style>
    <style:style style:name="T11" style:family="text">
      <style:text-properties style:font-name="Liberation Serif" officeooo:rsid="0014252c"/>
    </style:style>
    <style:style style:name="T12" style:family="text">
      <style:text-properties style:font-name="Liberation Serif" officeooo:rsid="00145ed6"/>
    </style:style>
    <style:style style:name="T13" style:family="text">
      <style:text-properties officeooo:rsid="0011118c"/>
    </style:style>
    <style:style style:name="T14" style:family="text">
      <style:text-properties style:font-name="Liberation Mono" fo:font-size="10pt" style:font-size-asian="10pt" style:font-size-complex="10pt"/>
    </style:style>
    <style:style style:name="T15" style:family="text">
      <style:text-properties style:font-name="Liberation Mono" fo:font-size="10pt" officeooo:rsid="0011118c" style:font-size-asian="10pt" style:font-size-complex="10pt"/>
    </style:style>
    <style:style style:name="T16" style:family="text">
      <style:text-properties officeooo:rsid="00145ed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crosstool-ng</text:h>
      <text:p text:style-name="P1"/>
      <text:p text:style-name="P1">Crosstool-NG is a versatile (cross) toolchain generator. It supports many architectures and components and has a simple yet powerful menuconfig-style interface. </text:p>
      <text:p text:style-name="P1"/>
      <text:p text:style-name="P1"/>
      <text:p text:style-name="P1"><text:span text:style-name="Strong_20_Emphasis">crosstool-NG</text:span> aims at building toolchains. </text:p>
      <text:p text:style-name="P1"/>
      <text:p text:style-name="P1">Some pieces of the toolchain will eventually end up in the resulting binaries: static libraries are but an example.</text:p>
      <text:p text:style-name="P1"/>
      <text:p text:style-name="P1">Toolchains are made of different piece of software, each being quite complex and requiring specially crafted options to build and work seamlessly. </text:p>
      <text:p text:style-name="P1"/>
      <text:p text:style-name="P5">The toolchain <text:span text:style-name="Source_20_Text">sysroot</text:span> is a directory which contains subdirectories for libraries, header files, and other configuration files.</text:p>
      <text:p text:style-name="P5"/>
      <text:p text:style-name="P5">subdirectories in <text:span text:style-name="Source_20_Text">sysroot:</text:span></text:p>
      <text:list xml:id="list1867240961" text:style-name="L2">
        <text:list-item>
          <text:p text:style-name="P13"><text:span text:style-name="Source_20_Text"><text:span text:style-name="T1">lib: Contains the shared objects for the C library and the dynamic linker/loader, ld-linux</text:span></text:span></text:p>
        </text:list-item>
      </text:list>
      <text:list xml:id="list4036554585" text:style-name="L1">
        <text:list-item>
          <text:p text:style-name="P22"><text:span text:style-name="Source_20_Text">usr/lib</text:span>, the static library archive files for the C library, and any other libraries that may be installed subsequently</text:p>
        </text:list-item>
        <text:list-item>
          <text:p text:style-name="P22"><text:span text:style-name="Source_20_Text">usr/include</text:span>: Contains the headers for all the libraries</text:p>
        </text:list-item>
        <text:list-item>
          <text:p text:style-name="P22"><text:span text:style-name="Source_20_Text">usr/bin</text:span>: Contains the utility programs that run on the target, such as the <text:span text:style-name="Source_20_Text">ldd</text:span> command</text:p>
        </text:list-item>
        <text:list-item>
          <text:p text:style-name="P22"><text:span text:style-name="Source_20_Text">use/share</text:span>: Used for localization and internationalization</text:p>
        </text:list-item>
        <text:list-item>
          <text:p text:style-name="P11"><text:span text:style-name="Source_20_Text">sbin</text:span>: Provides the <text:span text:style-name="Source_20_Text">ldconfig</text:span> utility, used to optimize library loading paths</text:p>
        </text:list-item>
      </text:list>
      <text:p text:style-name="P5"><text:span text:style-name="Source_20_Text"/></text:p>
      <text:p text:style-name="P5"><text:span text:style-name="Source_20_Text"><text:span text:style-name="T2">shared libraries and ld-linux - are needed on the target at runtime.</text:span>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10"><text:span text:style-name="Source_20_Text"><text:span text:style-name="T3">Components of the C library</text:span></text:span></text:p>
      <text:p text:style-name="P6"><text:span text:style-name="Source_20_Text"><text:span text:style-name="T2"/></text:span></text:p>
      <text:p text:style-name="P6"><text:span text:style-name="Source_20_Text"><text:span text:style-name="T2">It is composed of four main parts that together implement the POSIX API:</text:span></text:span></text:p>
      <text:p text:style-name="P6"><text:span text:style-name="Source_20_Text"/></text:p>
      <text:list xml:id="list438881542" text:style-name="L4">
        <text:list-item>
          <text:p text:style-name="P15"><text:span text:style-name="Source_20_Text"><text:span text:style-name="T1">libc: The main C library that contains the well-known POSIX functions such as printf, open, close, read, write, and so on</text:span></text:span></text:p>
        </text:list-item>
      </text:list>
      <text:list xml:id="list1493901654" text:style-name="L3">
        <text:list-item>
          <text:p text:style-name="P23"><text:span text:style-name="Source_20_Text">libm</text:span>: Contains maths functions such as <text:span text:style-name="Source_20_Text">cos</text:span>, <text:span text:style-name="Source_20_Text">exp</text:span>, and <text:span text:style-name="Source_20_Text">log</text:span></text:p>
        </text:list-item>
        <text:list-item>
          <text:p text:style-name="P23"><text:span text:style-name="Source_20_Text">libpthread</text:span>: Contains all the POSIX thread functions with names beginning with <text:span text:style-name="Source_20_Text">pthread_</text:span></text:p>
        </text:list-item>
        <text:list-item>
          <text:p text:style-name="P14"><text:span text:style-name="Source_20_Text">librt</text:span>: Has the real-time extensions to POSIX, including shared memory and asynchronous I/O</text:p>
        </text:list-item>
      </text:list>
      <text:p text:style-name="P6"><text:span text:style-name="Source_20_Text"><text:span text:style-name="T2">The first one, </text:span></text:span><text:span text:style-name="Source_20_Text">libc</text:span><text:span text:style-name="Source_20_Text"><text:span text:style-name="T2">, is always linked in but the others have to be explicitly linked with the </text:span></text:span><text:span text:style-name="Source_20_Text">-l</text:span><text:span text:style-name="Source_20_Text"><text:span text:style-name="T2"> option. The parameter to </text:span></text:span><text:span text:style-name="Source_20_Text">-l</text:span><text:span text:style-name="Source_20_Text"><text:span text:style-name="T2"> is the library name with </text:span></text:span><text:span text:style-name="Source_20_Text">lib</text:span><text:span text:style-name="Source_20_Text"><text:span text:style-name="T2"> stripped off. 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12"><text:span text:style-name="Source_20_Text"><text:span text:style-name="T2">You can verify which libraries have been linked in this or any other program by using the </text:span></text:span><text:span text:style-name="Source_20_Text">readelf</text:span><text:span text:style-name="Source_20_Text"><text:span text:style-name="T2"> command:</text:span></text:span></text:p>
      <text:p text:style-name="P6"><text:span text:style-name="Source_20_Text"><text:span text:style-name="T2">$ arm-cortex_a8-linux-gnueabihf-readelf -a myprog | grep "Shared library"</text:span></text:span></text:p>
      <text:p text:style-name="P6"><text:span text:style-name="Source_20_Text"><text:span text:style-name="T2">0x00000001 (NEEDED) Shared library: [libm.so.6]</text:span></text:span></text:p>
      <text:p text:style-name="P6"><text:span text:style-name="Source_20_Text"><text:span text:style-name="T2">0x00000001 (NEEDED) Shared library: [libc.so.6]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12"><text:span text:style-name="Source_20_Text"><text:span text:style-name="T2">Shared libraries need a runtime linker, which you can expose using:</text:span></text:span></text:p>
      <text:p text:style-name="P6"><text:span text:style-name="Source_20_Text"><text:span text:style-name="T2">$ arm-cortex_a8-linux-gnueabihf-readelf -a myprog | grep "program interpreter"</text:span></text:span></text:p>
      <text:p text:style-name="P6"><text:span text:style-name="Source_20_Text"><text:span text:style-name="T2">[Requesting program interpreter: /lib/ld-linux-armhf.so.3]</text:span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h text:style-name="Heading_20_3" text:outline-level="3"><text:span text:style-name="Source_20_Text"><text:span text:style-name="T2">Linking with libraries</text:span></text:span></text:h>
      <text:p text:style-name="Standard"><text:span text:style-name="Source_20_Text"/></text:p>
      <text:p text:style-name="P7"><text:span text:style-name="Source_20_Text"><text:span text:style-name="T5">Static Linking</text:span></text:span></text:p>
      <text:p text:style-name="P7"><text:span text:style-name="Source_20_Text"/></text:p>
      <text:p text:style-name="P2"><text:span text:style-name="Source_20_Text"><text:span text:style-name="Strong_20_Emphasis">$ arm-cortex_a8-linux-gnueabihf-gcc -c test1.c</text:span></text:span></text:p>
      <text:p text:style-name="Preformatted_20_Text"><text:span text:style-name="Strong_20_Emphasis">$ arm-cortex_a8-linux-gnueabihf-gcc -c test2.c</text:span></text:p>
      <text:p text:style-name="P4"><text:span text:style-name="Source_20_Text"><text:span text:style-name="Strong_20_Emphasis">$ arm-cortex_a8-linux-gnueabihf-ar rc libtest.a test1.o test2.o</text:span></text:span></text:p>
      <text:p text:style-name="P2"><text:span text:style-name="Source_20_Text"><text:span text:style-name="Strong_20_Emphasis"><text:span text:style-name="T2">$ arm-cortex_a8-linux-gnueabihf-gcc helloworld.c -ltest \</text:span></text:span></text:span></text:p>
      <text:p text:style-name="P4"><text:span text:style-name="Source_20_Text"><text:span text:style-name="Strong_20_Emphasis">-L../libs -I../libs -o helloworld</text:span></text:span></text:p>
      <text:p text:style-name="P7"><text:span text:style-name="Source_20_Text"><text:span text:style-name="T2"/></text:span></text:p>
      <text:p text:style-name="P7"><text:span text:style-name="Source_20_Text"><text:span text:style-name="T5">Dynamic Linking</text:span></text:span></text:p>
      <text:p text:style-name="P7"><text:span text:style-name="Source_20_Text"><text:span text:style-name="T5"/></text:span></text:p>
      <text:p text:style-name="P7"><text:span text:style-name="Source_20_Text"><text:span text:style-name="T5">$ arm-cortex_a8-linux-gnueabihf-gcc -fPIC -c test1.c</text:span></text:span></text:p>
      <text:p text:style-name="P7"><text:span text:style-name="Source_20_Text"><text:span text:style-name="T5">$ arm-cortex_a8-linux-gnueabihf-gcc -fPIC -c test2.c</text:span></text:span></text:p>
      <text:p text:style-name="P7"><text:span text:style-name="Source_20_Text"><text:span text:style-name="T5">$ arm-cortex_a8-linux-gnueabihf-gcc -shared -o libtest.so test1.o test2.o</text:span></text:span></text:p>
      <text:p text:style-name="P7"><text:span text:style-name="Source_20_Text"><text:span text:style-name="T5"/></text:span></text:p>
      <text:p text:style-name="P2"><text:span text:style-name="Source_20_Text"><text:span text:style-name="Strong_20_Emphasis"><text:span text:style-name="T15">arm-cortex_a8-linux-gnueabihf-gcc helloworld.c -ltest \</text:span></text:span></text:span></text:p>
      <text:p text:style-name="P4"><text:span text:style-name="Source_20_Text"><text:span text:style-name="Strong_20_Emphasis"><text:span text:style-name="T14">-L../libs -I../libs -o helloworld</text:span></text:span></text:span></text:p>
      <text:p text:style-name="P3"><text:soft-page-break/><text:span text:style-name="Source_20_Text"><text:span text:style-name="T7">For running the code, </text:span></text:span><text:span text:style-name="Source_20_Text"><text:span text:style-name="T8">runtime linker must be present in target filesystem. It will look for libtest.so in /lib and </text:span></text:span><text:span text:style-name="Source_20_Text"><text:span text:style-name="T10">/usr/lib</text:span></text:span></text:p>
      <text:p text:style-name="P3"><text:span text:style-name="Source_20_Text"><text:span text:style-name="T6"/></text:span></text:p>
      <text:p text:style-name="P2"><text:span text:style-name="Source_20_Text"><text:span text:style-name="Strong_20_Emphasis"><text:span text:style-name="T13">export LD_LIBRARY_PATH=/opt/lib:/opt/usr/lib</text:span>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8"><text:span text:style-name="Source_20_Text"><text:span text:style-name="T11">Library Version Numbers</text:span></text:span></text:p>
      <text:p text:style-name="P8"><text:span text:style-name="Source_20_Text"><text:span text:style-name="T11"/></text:span></text:p>
      <text:p text:style-name="P7"><text:span text:style-name="Source_20_Text"><text:span text:style-name="T5">Each library has a release version and an interface number. The release version is simply a string that is appended to the library name.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p text:style-name="P7"><text:span text:style-name="Source_20_Text"><text:span text:style-name="T5">The soname encodes the interface number when the library was built and is used by the runtime linker when it loads the library. It is formatted as </text:span></text:span><text:span text:style-name="Source_20_Text"><text:span text:style-name="T13">&lt;library name&gt;.so.&lt;interface number&gt;</text:span></text:span><text:span text:style-name="Source_20_Text"><text:span text:style-name="T5">. For </text:span></text:span><text:span text:style-name="Source_20_Text"><text:span text:style-name="T13">libjpeg.so.8.0.2</text:span></text:span><text:span text:style-name="Source_20_Text"><text:span text:style-name="T5">, the soname is </text:span></text:span><text:span text:style-name="Source_20_Text"><text:span text:style-name="T13">libjpeg.so.8.</text:span></text:span></text:p>
      <text:p text:style-name="P7"><text:span text:style-name="Source_20_Text"><text:span text:style-name="T5"/></text:span></text:p>
      <text:p text:style-name="P7"><text:span text:style-name="Source_20_Text"><text:span text:style-name="T11">I</text:span></text:span><text:span text:style-name="Source_20_Text"><text:span text:style-name="T5">t is possible to have two incompatible versions of the same library installed on the same system. </text:span></text:span></text:p>
      <text:p text:style-name="P7"><text:span text:style-name="Source_20_Text"><text:span text:style-name="T5"/></text:span></text:p>
      <text:list xml:id="list200395625" text:style-name="L6">
        <text:list-item>
          <text:p text:style-name="P17"><text:span text:style-name="Source_20_Text"><text:span text:style-name="T13">libjpeg.a</text:span></text:span><text:span text:style-name="Source_20_Text"><text:span text:style-name="T5">: This is the library archive used for static linking</text:span></text:span></text:p>
        </text:list-item>
      </text:list>
      <text:list xml:id="list1772728413" text:style-name="L5">
        <text:list-item>
          <text:p text:style-name="P24"><text:span text:style-name="Source_20_Text">libjpeg.so -&gt; libjpeg.so.8.0.2</text:span>: This is a symbolic link, used for dynamic linking</text:p>
        </text:list-item>
        <text:list-item>
          <text:p text:style-name="P24"><text:span text:style-name="Source_20_Text">libjpeg.so.8 -&gt; libjpeg.so.8.0.2</text:span>: This is a symbolic link, used when loading the library at runtime</text:p>
        </text:list-item>
        <text:list-item>
          <text:p text:style-name="P16"><text:span text:style-name="Source_20_Text">libjpeg.so.8.0.2</text:span>: This is the actual shared library, used at both compile time and runtime</text:p>
        </text:list-item>
      </text:list>
      <text:p text:style-name="P7"><text:span text:style-name="Source_20_Text"><text:span text:style-name="T5"/></text:span></text:p>
      <text:p text:style-name="P7"><text:span text:style-name="Source_20_Text"><text:span text:style-name="T5"/></text:span></text:p>
      <text:h text:style-name="Heading_20_3" text:outline-level="3"><text:span text:style-name="Source_20_Text">Cross Compilation</text:span></text:h>
      <text:p text:style-name="P9"><text:span text:style-name="Source_20_Text"><text:span text:style-name="T12"/></text:span></text:p>
      <text:p text:style-name="P19"><text:span text:style-name="Source_20_Text"><text:span text:style-name="T12">some common build systems, including:</text:span></text:span></text:p>
      <text:list xml:id="list1584719733" text:style-name="L7">
        <text:list-item>
          <text:p text:style-name="P25">Pure <text:span text:style-name="Source_20_Text">makefiles</text:span>, where the toolchain is usually controlled by the make variable <text:span text:style-name="Source_20_Text">CROSS_COMPILE</text:span></text:p>
        </text:list-item>
        <text:list-item>
          <text:p text:style-name="P25">The GNU build system known as <text:span text:style-name="Strong_20_Emphasis">Autotools</text:span></text:p>
        </text:list-item>
        <text:list-item>
          <text:p text:style-name="P18">CMake</text:p>
        </text:list-item>
      </text:list>
      <text:p text:style-name="P9"><text:span text:style-name="Source_20_Text"><text:span text:style-name="T12"/></text:span></text:p>
      <text:p text:style-name="P9"><text:span text:style-name="Source_20_Text"><text:span text:style-name="T12"/></text:span></text:p>
      <text:p text:style-name="P9"><text:span text:style-name="Source_20_Text"><text:span text:style-name="T4">Autotools</text:span></text:span></text:p>
      <text:p text:style-name="P9"><text:span text:style-name="Source_20_Text"><text:span text:style-name="T12"/></text:span></text:p>
      <text:p text:style-name="P19"><text:span text:style-name="Source_20_Text"><text:span text:style-name="T12">The name Autotools refers to a group of tools that are used as the build system in many open source projects. The components are:</text:span></text:span></text:p>
      <text:p text:style-name="P19"><text:span text:style-name="Source_20_Text"><text:span text:style-name="T12">- GNU Autoconf</text:span></text:span></text:p>
      <text:p text:style-name="P19"><text:span text:style-name="Source_20_Text"><text:span text:style-name="T12">- GNU Automake</text:span></text:span></text:p>
      <text:p text:style-name="P19"><text:span text:style-name="Source_20_Text"><text:span text:style-name="T12">- GNU Libtool</text:span></text:span></text:p>
      <text:p text:style-name="P19"><text:span text:style-name="Source_20_Text"><text:span text:style-name="T12">- gnulib</text:span></text:span></text:p>
      <text:p text:style-name="P19"><text:soft-page-break/><text:span text:style-name="Source_20_Text"><text:span text:style-name="T12"/></text:span></text:p>
      <text:p text:style-name="P19"><text:span text:style-name="Source_20_Text"><text:span text:style-name="T12">Packages that use Autotools come with a script named </text:span></text:span><text:span text:style-name="Source_20_Text"><text:span text:style-name="T16">configure</text:span></text:span><text:span text:style-name="Source_20_Text"><text:span text:style-name="T12"> that checks dependencies and generates makefiles according to what it finds. The </text:span></text:span><text:span text:style-name="Source_20_Text"><text:span text:style-name="T16">configure</text:span></text:span><text:span text:style-name="Source_20_Text"><text:span text:style-name="T12"> script may also give you the opportunity to enable or disable certain features. You can find the options on offer by running </text:span></text:span><text:span text:style-name="Source_20_Text"><text:span text:style-name="T16">./configure –help</text:span></text:span><text:span text:style-name="Source_20_Text"><text:span text:style-name="T12">.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$ ./configure</text:span></text:span></text:p>
      <text:p text:style-name="P19"><text:span text:style-name="Source_20_Text"><text:span text:style-name="T12">$ make</text:span></text:span></text:p>
      <text:p text:style-name="P19"><text:span text:style-name="Source_20_Text"><text:span text:style-name="T12">$ sudo make install</text:span></text:span></text:p>
      <text:p text:style-name="P19"><text:span text:style-name="Source_20_Text"><text:span text:style-name="T12"/></text:span></text:p>
      <text:p text:style-name="P19"><text:span text:style-name="Source_20_Text"><text:span text:style-name="T12">Autotools is able to handle cross development as well. You can influence the behavior of the configure script by setting these shell variables:</text:span></text:span></text:p>
      <text:list xml:id="list3913538292" text:style-name="L9">
        <text:list-item>
          <text:p text:style-name="P21"><text:span text:style-name="Source_20_Text"><text:span text:style-name="T16">CC</text:span></text:span><text:span text:style-name="Source_20_Text"><text:span text:style-name="T12">: The C compiler command</text:span></text:span></text:p>
        </text:list-item>
      </text:list>
      <text:list xml:id="list2093077113" text:style-name="L8">
        <text:list-item>
          <text:p text:style-name="P26"><text:span text:style-name="Source_20_Text">CFLAGS</text:span>: Additional C compiler flags </text:p>
        </text:list-item>
        <text:list-item>
          <text:p text:style-name="P26"><text:span text:style-name="Source_20_Text">LDFLAGS</text:span>: Additional linker flags; for example, if you have libraries in a non-standard directory <text:span text:style-name="Source_20_Text">&lt;lib dir&gt;</text:span>, you would add it to the library search path by adding <text:span text:style-name="Source_20_Text">-L&lt;lib dir&gt;</text:span></text:p>
        </text:list-item>
        <text:list-item>
          <text:p text:style-name="P26"><text:span text:style-name="Source_20_Text">LIBS</text:span>: Contains a list of additional libraries to pass to the linker; for instance, <text:span text:style-name="Source_20_Text">-lm</text:span> for the math library</text:p>
        </text:list-item>
        <text:list-item>
          <text:p text:style-name="P26"><text:span text:style-name="Source_20_Text">CPPFLAGS</text:span>: Contains C/C++ preprocessor flags; for example, you would add <text:span text:style-name="Source_20_Text">-I&lt;include dir&gt;</text:span> to search for headers in a non-standard directory <text:span text:style-name="Source_20_Text">&lt;include dir&gt;</text:span></text:p>
        </text:list-item>
        <text:list-item>
          <text:p text:style-name="P20"><text:span text:style-name="Source_20_Text">CPP</text:span>: The C preprocessor to use</text:p>
        </text:list-item>
      </text:list>
      <text:p text:style-name="P9"><text:span text:style-name="Source_20_Text"><text:span text:style-name="T12"/></text:span></text:p>
      <text:p text:style-name="P7"><text:span text:style-name="Source_20_Text"><text:span text:style-name="T5">$ CC=arm-cortex_a8-linux-gnueabihf-gcc \</text:span></text:span></text:p>
      <text:p text:style-name="P7"><text:span text:style-name="Source_20_Text"><text:span text:style-name="T5">./configure –host=arm-cortex_a8-linux-gnueabihf</text:span></text:span></text:p>
      <text:p text:style-name="P7"><text:span text:style-name="Source_20_Text"><text:span text:style-name="T5"/></text:span></text:p>
      <text:p text:style-name="P7"><text:span text:style-name="Source_20_Text"><text:span text:style-name="T5">the default install directory is </text:span></text:span><text:span text:style-name="Source_20_Text"><text:span text:style-name="T13">&lt;sysroot&gt;/usr/local/*</text:span></text:span><text:span text:style-name="Source_20_Text"><text:span text:style-name="T5">. You would usually install it in </text:span></text:span><text:span text:style-name="Source_20_Text"><text:span text:style-name="T13">&lt;sysroot&gt;/usr/*</text:span></text:span><text:span text:style-name="Source_20_Text"><text:span text:style-name="T5">, so that the header files and libraries would be picked up from their default locations. </text:span></text:span></text:p>
      <text:p text:style-name="P7"><text:span text:style-name="Source_20_Text"><text:span text:style-name="T5"/></text:span></text:p>
      <text:p text:style-name="P7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23:41:39.003231679</meta:creation-date>
    <meta:generator>LibreOffice/6.4.3.2$Linux_X86_64 LibreOffice_project/40$Build-2</meta:generator>
    <dc:date>2020-06-27T00:21:44.115455043</dc:date>
    <meta:editing-duration>PT1H9M41S</meta:editing-duration>
    <meta:editing-cycles>15</meta:editing-cycles>
    <meta:document-statistic meta:table-count="0" meta:image-count="0" meta:object-count="0" meta:page-count="4" meta:paragraph-count="76" meta:word-count="832" meta:character-count="5508" meta:non-whitespace-character-count="4768"/>
  </office:meta>
</office:document-meta>
</file>